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29fcf" fo:wrap-option="wrap"/>
    </style:style>
    <style:style style:name="ce2" style:family="table-cell" style:parent-style-name="Default" style:data-style-name="N4"/>
    <style:style style:name="ce3" style:family="table-cell" style:parent-style-name="Default">
      <style:table-cell-properties fo:wrap-option="wrap"/>
    </style:style>
  </office:automatic-styles>
  <office:body>
    <office:spreadsheet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Stan zrobienia</text:p>
          </table:table-cell>
          <table:table-cell table:style-name="ce1" office:value-type="string" calcext:value-type="string">
            <text:p>Link do strony zakupu</text:p>
          </table:table-cell>
          <table:table-cell table:style-name="ce1" office:value-type="string" calcext:value-type="string">
            <text:p>Link do strony poradnika 1</text:p>
          </table:table-cell>
          <table:table-cell table:style-name="ce1" office:value-type="string" calcext:value-type="string">
            <text:p>Link do strony poradnika 2</text:p>
          </table:table-cell>
          <table:table-cell table:style-name="ce1" office:value-type="string" calcext:value-type="string">
            <text:p>Adnotacja</text:p>
          </table:table-cell>
          <table:table-cell table:style-name="ce3" table:number-columns-repeated="9"/>
        </table:table-row>
        <table:table-row table:style-name="ro2">
          <table:table-cell office:value-type="string" calcext:value-type="string">
            <text:p>Sonda temperatury DS18B20+</text:p>
          </table:table-cell>
          <table:table-cell office:value-type="float" office:value="9.9" calcext:value-type="float">
            <text:p>9.9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czujnik-temperatury-ds18b20-1m-wodoodpor-termometr-7349008662?snapshot=MjAyMi0wMi0yOFQyMzo0NDozNy43NDhaO2J1eWVyOzI1YTIyZjNlNDQzNjc5NmQwY2ZhMDdhNTVmZGJjZDU2ZWRlNWNhODBlNTI1MGNiNmUwNjc5NmUyZGNjMjMxN2M%3D" xlink:type="simple">allegro</text:a></text:p>
          </table:table-cell>
          <table:table-cell office:value-type="string" calcext:value-type="string">
            <text:p><text:a xlink:href="https://botland.com.pl/content/134-arduino-w-polaczeniu-z-czujnikiem-temperatury-ds18b20" xlink:type="simple">botland</text:a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duł czasu rzeczywistego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asu-rtc-ds1307-24c32-zegara-bateria-avr-7180823856?snapshot=MjAyMi0wMi0yOFQyMzo0NDozNy43NDhaO2J1eWVyOzI1OGI4NmI2YTdlZjIwNGMyNGY0ODMxNWNmMzQxOWQ4ZGZjNTZlMGVhMjhlNWViMmQ3MDc4Y2JkOTRjZmIxYzQ%3D" xlink:type="simple">allegro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SP-01 ESP8266</text:p>
          </table:table-cell>
          <table:table-cell office:value-type="float" office:value="8.8" calcext:value-type="float">
            <text:p>8.8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-01-esp8266-arduino-fv-esp8266ex-7283905143?snapshot=MjAyMi0wMi0yOFQyMzo0NDozNy43NDhaO2J1eWVyO2E1MzMwNmUzYzRiMmRlMzExNjczMGM4Yzk4MjNkOTJmOTUwNTE2NDI5OTY5NDVkMWUxNGQ5YjViZTY0ZGQ0NTU%3D" xlink:type="simple">allegro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SP8266 NodeMcu V3</text:p>
          </table:table-cell>
          <table:table-cell office:value-type="float" office:value="16.4" calcext:value-type="float">
            <text:p>16.4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zrobione wystarczająco</text:p>
          </table:table-cell>
          <table:table-cell office:value-type="string" calcext:value-type="string">
            <text:p><text:a xlink:href="https://allegro.pl/oferta/modul-wifi-esp8266-nodemcu-v3-ch340-lua-arduino-fv-7349004970?snapshot=MjAyMi0wMi0yOFQyMzo0NDozNy43NDhaO2J1eWVyOzVhMjdjNWQxZjI5NjE5YzBjMmRkOTFkZjUyOGYyZDM2MTFhZWE1NTg3ODU2ZTFhOTE1YjllMTJiOGZkNGY1NzM%3D" xlink:type="simple">allegro</text:a></text:p>
          </table:table-cell>
          <table:table-cell table:number-columns-repeated="2"/>
          <table:table-cell office:value-type="string" calcext:value-type="string">
            <text:p>możliwe ze mniejszy kaliber starczy (albo większy w stosunku do esp-01 82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RF24L01A1100</text:p>
          </table:table-cell>
          <table:table-cell office:value-type="float" office:value="15.8" calcext:value-type="float">
            <text:p>15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bezprzewodowy-nrf24l01-antena-2-4ghz-arduino-7973830280?snapshot=MjAyMi0wMi0yOFQyMzo0NDozNy43NDhaO2J1eWVyOzljNzNjZDIyMDZjMmRkNGIwZjA5YTI3ODE5ZmQzZTQyZTBmOTQ5MWM3M2ZlNDFjY2FkMjljMjg3OTAwZDA2MmQ%3D" xlink:type="simple">allegro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zujnik ruchu SW-18010P MH-series</text:p>
          </table:table-cell>
          <table:table-cell office:value-type="float" office:value="4.8" calcext:value-type="float">
            <text:p>4.8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czujnik-wibracji-ruchu-drgan-sw-18010p-ardui-11498116170?snapshot=MjAyMi0wMi0yOFQyMzo0NDozNy43NDhaO2J1eWVyOzJhZjM1MGQ4NmYwOGYxZGJmMjU1NDU1MDdhOTcxZWI0ZjQ5ODZmMmVhM2Q1ZDgwNjQzNzIxMjk0YWVhNjRhNDY%3D" xlink:type="simple">allegro</text:a></text:p>
          </table:table-cell>
          <table:table-cell office:value-type="string" calcext:value-type="string">
            <text:p><text:a xlink:href="https://einstronic.com/product/sw18010p-vibration-switch-sensor-module/" xlink:type="simple">producent</text:a></text:p>
          </table:table-cell>
          <table:table-cell office:value-type="string" calcext:value-type="string">
            <text:p><text:a xlink:href="https://www.youtube.com/watch?v=hDqkDn6dVJ4" xlink:type="simple">yt</text:a></text:p>
          </table:table-cell>
          <table:table-cell office:value-type="string" calcext:value-type="string">
            <text:p>możliwe jest użycie tylko sw-18 itp. ponieważ ono daje analog output, a ten użyty cały moduł daje i analog i output, więc możliwe że lepiej będzie go użyć przy wake-up przy zasypianiu arduin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duł pamięci flash</text:p>
          </table:table-cell>
          <table:table-cell office:value-type="float" office:value="6.5" calcext:value-type="float">
            <text:p>6.5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allegro.pl/oferta/modul-pamieci-flash-spi-w25q32b-arduino-32mbit-10163337080?snapshot=MjAyMi0wMi0yOFQyMzo0NDozNy43NDhaO2J1eWVyO2YyNGMzM2I2MGQ4ZjRhNzA5ZTk1MGE4OGM0Y2Q2MTA1OWFhN2I2MjAwNjdhMWQzZjUxMDk4N2Y3MTI4MGE0Njc%3D" xlink:type="simple">allegro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zujnik tensometryczny</text:p>
          </table:table-cell>
          <table:table-cell table:formula="of:=5.64/4" office:value-type="float" office:value="1.41" calcext:value-type="float">
            <text:p>1.41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zmacniacz HX711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2176327047.html?spm=a2g0o.order_list.0.0.21ef1802esItvU" xlink:type="simple">ali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ps GY-NEO6MV2</text:p>
          </table:table-cell>
          <table:table-cell office:value-type="float" office:value="14.85" calcext:value-type="float">
            <text:p>14.85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1005001635722164.html?spm=a2g0o.order_list.0.0.21ef1802esItvU" xlink:type="simple">ali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sm SIM800L</text:p>
          </table:table-cell>
          <table:table-cell office:value-type="float" office:value="16.69" calcext:value-type="float">
            <text:p>16.6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<text:a xlink:href="https://www.aliexpress.com/item/4001340742257.html?spm=a2g0o.order_list.0.0.21ef1802esItvU" xlink:type="simple">ali</text:a></text:p>
          </table:table-cell>
          <table:table-cell table:number-columns-repeated="12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7:24:10.593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7:24:31.259000000</dc:date>
    <meta:editing-duration>PT1H56M46S</meta:editing-duration>
    <meta:editing-cycles>7</meta:editing-cycles>
    <meta:generator>LibreOffice/7.2.0.4$Windows_X86_64 LibreOffice_project/9a9c6381e3f7a62afc1329bd359cc48accb6435b</meta:generator>
    <meta:document-statistic meta:table-count="1" meta:cell-count="59" meta:object-count="0"/>
  </office:meta>
</office:document-meta>
</file>